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athJax Main" svg:font-family="'MathJax Main'"/>
    <style:font-face style:name="MathJax Math" svg:font-family="'MathJax Math'"/>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0.3833in" table:align="left"/>
    </style:style>
    <style:style style:name="Table1.A" style:family="table-column">
      <style:table-column-properties style:column-width="0.209in"/>
    </style:style>
    <style:style style:name="Table1.B" style:family="table-column">
      <style:table-column-properties style:column-width="0.1743in"/>
    </style:style>
    <style:style style:name="Table1.A1" style:family="table-cell">
      <style:table-cell-properties style:vertical-align="middle" fo:padding="0.0194in" fo:border="none"/>
    </style:style>
    <style:style style:name="Table2" style:family="table">
      <style:table-properties style:width="0.1174in" table:align="left"/>
    </style:style>
    <style:style style:name="Table2.A" style:family="table-column">
      <style:table-column-properties style:column-width="0.1174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thJax Main"/>
    </style:style>
    <style:style style:name="P3" style:family="paragraph" style:parent-style-name="List_20_Heading">
      <style:paragraph-properties fo:margin-top="0in" fo:margin-bottom="0.1965in"/>
    </style:style>
    <style:style style:name="P4" style:family="paragraph" style:parent-style-name="Standard">
      <style:paragraph-properties fo:margin-top="0in" fo:margin-bottom="0.1965in"/>
    </style:style>
    <style:style style:name="P5" style:family="paragraph" style:parent-style-name="Standard">
      <style:paragraph-properties style:writing-mode="lr-tb"/>
    </style:style>
    <style:style style:name="P6" style:family="paragraph" style:parent-style-name="Standard">
      <style:paragraph-properties fo:margin-top="0in" fo:margin-bottom="0in"/>
    </style:style>
    <style:style style:name="P7" style:family="paragraph" style:parent-style-name="Text_20_body">
      <style:paragraph-properties fo:margin-top="0in" fo:margin-bottom="0in"/>
    </style:style>
    <style:style style:name="P8" style:family="paragraph" style:parent-style-name="Table_20_Contents">
      <style:text-properties fo:font-size="2pt" style:font-size-asian="2pt" style:font-size-complex="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1">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6">
      <style:paragraph-properties fo:margin-top="0in" fo:margin-bottom="0in"/>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Text_20_body" style:list-style-name="L2">
      <style:paragraph-properties fo:margin-left="-0.4925in" fo:margin-right="0in" fo:text-indent="0in" style:auto-text-indent="false"/>
    </style:style>
    <style:style style:name="P23" style:family="paragraph" style:parent-style-name="Text_20_body" style:list-style-name="L4">
      <style:paragraph-properties fo:margin-left="-0.4925in" fo:margin-right="0in" fo:text-indent="0in" style:auto-text-indent="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fo:font-size="14pt"/>
    </style:style>
    <style:style style:name="T4" style:family="text">
      <style:text-properties fo:font-weight="bold"/>
    </style:style>
    <style:style style:name="T5" style:family="text">
      <style:text-properties fo:font-style="italic"/>
    </style:style>
    <style:style style:name="T6" style:family="text">
      <style:text-properties fo:color="#80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ckoverflowClosedPostsExamples</text:p>
      <text:p text:style-name="Standard"/>
      <text:p text:style-name="Standard"><text:a xlink:type="simple" xlink:href="http://www.kaggle.com/c/predict-closed-questions-on-stack-overflow/data">http://www.kaggle.com/c/predict-closed-questions-on-stack-overflow/data</text:a></text:p>
      <text:p text:style-name="Standard"/>
      <text:p text:style-name="Standard"/>
      <text:p text:style-name="Standard">basic_benchmark.py is created with RandomForestClassifier</text:p>
      <text:p text:style-name="Standard">from sklearn.ensemble import RandomForestClassifier</text:p>
      <text:p text:style-name="Standard"/>
      <text:p text:style-name="Standard">change competition_utilities.py directories to</text:p>
      <text:p text:style-name="Standard">data_path = "/home/kesten/VCP/Git/ML/StackExchangeClosureChallenge/data"</text:p>
      <text:p text:style-name="Standard">submissions_path = "/home/kesten/VCP/Git/ML/StackExchangeClosureChallenge/data"</text:p>
      <text:p text:style-name="Standard"/>
      <text:p text:style-name="Standard">benchmark.csv files have 5 columns. <text:s/>These are the 5 types of OpenStatus </text:p>
      <text:p text:style-name="Standard">Questions can be closed as <text:span text:style-name="Emphasis">off topic</text:span>, <text:span text:style-name="Emphasis">not constructive</text:span>, <text:span text:style-name="Emphasis">not a real question</text:span>, <text:span text:style-name="Emphasis">too localized, open.</text:span></text:p>
      <text:p text:style-name="Standard"/>
      <text:p text:style-name="Standard">Evaluation</text:p>
      <text:p text:style-name="Standard"><text:a xlink:type="simple" xlink:href="https://www.kaggle.com/wiki/MultiClassLogLoss">https://www.kaggle.com/wiki/MultiClassLogLoss</text:a></text:p>
      <text:p text:style-name="Standard"/>
      <text:p text:style-name="P1"><text:bookmark text:name="MathJax-Element-1-Frame"/><text:bookmark text:name="MathJax-Span-1"/><text:bookmark text:name="MathJax-Span-2"/><text:bookmark text:name="MathJax-Span-3"/><text:span text:style-name="T1">l</text:span><text:bookmark text:name="MathJax-Span-4"/><text:span text:style-name="T1">o</text:span><text:bookmark text:name="MathJax-Span-5"/><text:span text:style-name="T1">g</text:span><text:bookmark text:name="MathJax-Span-6"/><text:span text:style-name="T1">l</text:span><text:bookmark text:name="MathJax-Span-7"/><text:span text:style-name="T1">o</text:span><text:bookmark text:name="MathJax-Span-8"/><text:span text:style-name="T1">s</text:span><text:bookmark text:name="MathJax-Span-9"/><text:span text:style-name="T1">s</text:span><text:bookmark text:name="MathJax-Span-10"/><text:span text:style-name="T2">=</text:span><text:bookmark text:name="MathJax-Span-11"/>−<text:bookmark text:name="MathJax-Span-12"/><text:bookmark text:name="MathJax-Span-13"/>(<text:span text:style-name="T2">1</text:span><text:bookmark text:name="MathJax-Span-14"/><text:span text:style-name="T2">/</text:span><text:span text:style-name="T1">N</text:span><text:bookmark text:name="MathJax-Span-15"/><text:bookmark text:name="MathJax-Span-16"/><text:span text:style-name="T1">) * </text:span>∑<text:bookmark text:name="MathJax-Span-21"/><text:bookmark text:name="MathJax-Span-23"/><text:bookmark text:name="MathJax-Span-24"/><text:span text:style-name="T1"> </text:span>∑<text:bookmark text:name="MathJax-Span-31"/><text:bookmark text:name="MathJax-Span-32"/> <text:span text:style-name="T1">y[i</text:span><text:bookmark text:name="MathJax-Span-36"/><text:span text:style-name="T2">,</text:span><text:bookmark text:name="MathJax-Span-37"/><text:span text:style-name="T1">j]*</text:span><text:span text:style-name="T2">log</text:span><text:bookmark text:name="MathJax-Span-39"/><text:bookmark text:name="MathJax-Span-40"/><text:span text:style-name="T2">(</text:span><text:bookmark text:name="MathJax-Span-41"/><text:bookmark text:name="MathJax-Span-42"/><text:span text:style-name="T1">p[i</text:span><text:bookmark text:name="MathJax-Span-46"/><text:span text:style-name="T2">,</text:span><text:bookmark text:name="MathJax-Span-47"/><text:span text:style-name="T1">j</text:span><text:bookmark text:name="MathJax-Span-48"/><text:span text:style-name="T1">]</text:span><text:span text:style-name="T2">)</text:span></text:p>
      <text:p text:style-name="P2"/>
      <text:p text:style-name="P1"><text:span text:style-name="T2">where N is the number of observations, M is the number of class labels, </text:span><text:bookmark text:name="MathJax-Element-3-Frame"/><text:bookmark text:name="MathJax-Span-54"/><text:bookmark text:name="MathJax-Span-55"/><text:bookmark text:name="MathJax-Span-56"/><text:bookmark text:name="MathJax-Span-57"/><text:span text:style-name="T1">y</text:span><text:bookmark text:name="MathJax-Span-58"/><text:bookmark text:name="MathJax-Span-59"/><text:bookmark text:name="MathJax-Span-60"/><text:span text:style-name="T1">[i</text:span><text:bookmark text:name="MathJax-Span-61"/><text:span text:style-name="T2">,</text:span><text:bookmark text:name="MathJax-Span-62"/><text:span text:style-name="T1">j]</text:span><text:span text:style-name="T2"> is 1 if observation </text:span><text:bookmark text:name="MathJax-Element-4-Frame"/><text:bookmark text:name="MathJax-Span-63"/><text:bookmark text:name="MathJax-Span-64"/><text:bookmark text:name="MathJax-Span-65"/><text:span text:style-name="T1">i</text:span><text:span text:style-name="T2"> is in class </text:span><text:bookmark text:name="MathJax-Element-5-Frame"/><text:bookmark text:name="MathJax-Span-66"/><text:bookmark text:name="MathJax-Span-67"/><text:bookmark text:name="MathJax-Span-68"/><text:span text:style-name="T1">j</text:span><text:span text:style-name="T2">, and </text:span><text:bookmark text:name="MathJax-Element-6-Frame"/><text:bookmark text:name="MathJax-Span-69"/><text:bookmark text:name="MathJax-Span-70"/><text:bookmark text:name="MathJax-Span-71"/><text:bookmark text:name="MathJax-Span-72"/><text:span text:style-name="T1">p</text:span><text:bookmark text:name="MathJax-Span-73"/><text:bookmark text:name="MathJax-Span-74"/><text:bookmark text:name="MathJax-Span-75"/><text:span text:style-name="T1">[i</text:span><text:bookmark text:name="MathJax-Span-76"/><text:span text:style-name="T2">,</text:span><text:bookmark text:name="MathJax-Span-77"/><text:span text:style-name="T1">j]</text:span><text:span text:style-name="T2"> is the predicted probability that observation </text:span><text:bookmark text:name="MathJax-Element-7-Frame"/><text:bookmark text:name="MathJax-Span-78"/><text:bookmark text:name="MathJax-Span-79"/><text:bookmark text:name="MathJax-Span-80"/><text:span text:style-name="T1">i</text:span><text:span text:style-name="T2"> is in class </text:span><text:bookmark text:name="MathJax-Element-8-Frame"/><text:bookmark text:name="MathJax-Span-81"/><text:bookmark text:name="MathJax-Span-82"/><text:bookmark text:name="MathJax-Span-83"/><text:span text:style-name="T1">j</text:span><text:span text:style-name="T2">.</text:span></text:p>
      <text:p text:style-name="Standard"/>
      <text:p text:style-name="Standard"/>
      <text:p text:style-name="Standard">Q. <text:s/>What is logloss for a perfect fit of predictions, p, to data, y?</text:p>
      <text:p text:style-name="Standard">A. <text:s/>Then p[i,j] = 1 when y[i,j] = 1 and is zero otherwise.</text:p>
      <text:p text:style-name="Standard">log(1) = 0 so logloss = 0 for a perfect fit.</text:p>
      <text:p text:style-name="Standard">If p -&gt; zero when y =1, log(p) -&gt; - inf. so logloss -&gt; inf. <text:s/></text:p>
      <text:p text:style-name="Standard">So the best scores on the leaderboard are the ones closest to zero.</text:p>
      <text:p text:style-name="Standard"/>
      <text:p text:style-name="Standard">Q. <text:s/>Rank (best to worst) the stackOverflow benchmarks and associated algorithms:</text:p>
      <text:p text:style-name="Standard">basic <text:tab/><text:tab/><text:tab/>RandomForestClassifier</text:p>
      <text:p text:style-name="Standard">prior <text:tab/><text:tab/><text:tab/> predictions = np.kron(np.ones((num_samples,1)), priors)</text:p>
      <text:p text:style-name="Standard"><text:tab/><text:tab/><text:tab/> predict only on prior closed posts</text:p>
      <text:p text:style-name="Standard">uniform<text:tab/><text:tab/> predictions = np.kron(np.ones((num_samples,5)), np.array(0.2))</text:p>
      <text:p text:style-name="Standard"/>
      <text:p text:style-name="Standard"/>
      <text:p text:style-name="P3"><text:bookmark text:name="numpy.kron"/><text:span text:style-name="Teletype">numpy.kron</text:span><text:span text:style-name="T3">(</text:span><text:span text:style-name="Emphasis">a</text:span>, <text:span text:style-name="Emphasis">b</text:span><text:span text:style-name="T3">)</text:span> </text:p>
      <text:p text:style-name="Text_20_body">Kronecker product of two arrays.</text:p>
      <text:p text:style-name="Text_20_body">Computes the Kronecker product, a composite array made of blocks of the second array scaled by the first.</text:p>
      <text:p text:style-name="Standard"/>
      <text:p text:style-name="Text_20_body">On October 5th, we will open a <text:a xlink:type="simple" xlink:href="https://www.kaggle.com/c/predict-closed-questions-on-stack-overflow/prospector">data visualization contest</text:a>. This contest will give you the opportunity to upload an interesting visualization of Stack Overflows's data, and to vote on your favorite visualizations. Submissions will be enabled through October 10th, and voting will remain open until October 15th.</text:p>
      <text:p text:style-name="Text_20_body"><text:soft-page-break/>The winner of the visualization prospect will be chosen from the top-voted entries by Kaggle and Stack Exchange, and awarded $1,000. Emphasis will be placed on how interesting and informative the visualization is to an average user of our site.</text:p>
      <text:p text:style-name="Text_20_body">Header <text:s/>(15 fields)</text:p>
      <text:p text:style-name="P4">Input </text:p>
      <text:list xml:id="list1197606876" text:style-name="L1">
        <text:list-item>
          <text:p text:style-name="P17">PostCreationDate </text:p>
        </text:list-item>
        <text:list-item>
          <text:p text:style-name="P17">OwnerUserId </text:p>
        </text:list-item>
        <text:list-item>
          <text:p text:style-name="P17">OwnerCreationDate </text:p>
        </text:list-item>
        <text:list-item>
          <text:p text:style-name="P17">ReputationAtPostCreation </text:p>
        </text:list-item>
        <text:list-item>
          <text:p text:style-name="P17">OwnerUndeletedAnswerCountAtPostTime </text:p>
        </text:list-item>
        <text:list-item>
          <text:p text:style-name="P17">Title </text:p>
        </text:list-item>
        <text:list-item>
          <text:p text:style-name="P17">BodyMarkdown </text:p>
        </text:list-item>
        <text:list-item>
          <text:p text:style-name="P17">Tag1 </text:p>
        </text:list-item>
        <text:list-item>
          <text:p text:style-name="P17">Tag2 </text:p>
        </text:list-item>
        <text:list-item>
          <text:p text:style-name="P17">Tag3 </text:p>
        </text:list-item>
        <text:list-item>
          <text:p text:style-name="P17">Tag4 </text:p>
        </text:list-item>
        <text:list-item>
          <text:p text:style-name="P9">Tag5 </text:p>
        </text:list-item>
      </text:list>
      <text:list xml:id="list1753748628" text:style-name="L2">
        <text:list-header>
          <text:p text:style-name="P10"/>
          <text:p text:style-name="P22">Output </text:p>
        </text:list-header>
      </text:list>
      <text:list xml:id="list931428132" text:style-name="L3">
        <text:list-item>
          <text:p text:style-name="P11">OpenStatus </text:p>
        </text:list-item>
      </text:list>
      <text:list xml:id="list654798180" text:style-name="L4">
        <text:list-header>
          <text:p text:style-name="P12"/>
          <text:p text:style-name="P23">Additional Data </text:p>
        </text:list-header>
      </text:list>
      <text:list xml:id="list831279962" text:style-name="L5">
        <text:list-item>
          <text:p text:style-name="P18">PostId </text:p>
        </text:list-item>
        <text:list-item>
          <text:p text:style-name="P13">PostClosedDate </text:p>
        </text:list-item>
      </text:list>
      <text:p text:style-name="Standard"/>
      <text:p text:style-name="Standard"/>
      <text:p text:style-name="Standard">Row 12 of </text:p>
      <text:p text:style-name="Standard">In GEF bendpoints how can i retrieve 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Questions ** </text:p>
      <text:p text:style-name="Standard">in competition_utilities.py the following two funcitons are the same:</text:p>
      <text:p text:style-name="Standard"/>
      <text:p text:style-name="Standard">def get_reader(file_name="train-sample.csv"): </text:p>
      <text:p text:style-name="Standard"><text:s text:c="4"/>reader = csv.reader(open(os.path.join(data_path, file_name))) </text:p>
      <text:p text:style-name="Standard"><text:s text:c="4"/>header = reader.next() </text:p>
      <text:p text:style-name="Standard"><text:s text:c="4"/>return reader </text:p>
      <text:p text:style-name="Standard"/>
      <text:p text:style-name="Standard">def get_header(file_name="train-sample.csv"): </text:p>
      <text:p text:style-name="Standard"><text:s text:c="4"/>reader = csv.reader(open(os.path.join(data_path, file_name))) </text:p>
      <text:p text:style-name="Standard"><text:s text:c="4"/>header = reader.next() </text:p>
      <text:p text:style-name="Standard"><text:s text:c="4"/>return header </text:p>
      <text:p text:style-name="Standard"/>
      <text:p text:style-name="Standard">I presume get_reader should be </text:p>
      <text:p text:style-name="Standard"/>
      <text:p text:style-name="Standard"/>
      <text:p text:style-name="Standard">good RandomForestClassifier tutorial</text:p>
      <text:p text:style-name="Standard"><text:a xlink:type="simple" xlink:href="http://scikit-learn.org/dev/auto_examples/ensemble/plot_forest_iris.html#example-ensemble-plot-forest-iris-py">http://scikit-learn.org/dev/auto_examples/ensemble/plot_forest_iris.html#example-ensemble-plot-forest-iris-py</text:a></text:p>
      <text:p text:style-name="Standard"/>
      <text:p text:style-name="Standard"/>
      <text:p text:style-name="Standard">Python intro to ML</text:p>
      <text:p text:style-name="Standard"><text:a xlink:type="simple" xlink:href="http://books.google.de/books?id=fEsZ3Ey-Hq4C&amp;printsec=frontcover&amp;dq=&amp;source=bl&amp;ots=SdY5ZSE_Bg&amp;sig=p1pxIs8cg5unTc01hWdP5yRqtuU&amp;hl=en&amp;sa=X&amp;ei=LbI0UOngI8_itQaZ94CgBw&amp;redir_esc=y#v=onepage&amp;q&amp;f=true">http://books.google.de/books?id=fEsZ3Ey-Hq4C&amp;printsec=frontcover&amp;dq=&amp;source=bl&amp;ots=SdY5ZSE_Bg&amp;sig=p1pxIs8cg5unTc01hWdP5yRqtuU&amp;hl=en&amp;sa=X&amp;ei=LbI0UOngI8_itQaZ94CgBw&amp;redir_esc=y#v=onepage&amp;q&amp;f=true</text:a></text:p>
      <text:p text:style-name="Standard"/>
      <text:p text:style-name="Standard"/>
      <text:p text:style-name="Standard"/>
      <text:p text:style-name="Standard"/>
      <text:p text:style-name="Text_20_body">Stack Overflow is for professional and enthusiast programmers, people who write code because they love it. We feel the best Stack Overflow questions have a bit of <text:span text:style-name="T4">source code</text:span> in them, but if your question generally covers … </text:p>
      <text:list xml:id="list1531578469" text:style-name="L6">
        <text:list-item>
          <text:p text:style-name="P19">a specific programming problem </text:p>
        </text:list-item>
        <text:list-item>
          <text:p text:style-name="P19">a software algorithm </text:p>
        </text:list-item>
        <text:list-item>
          <text:p text:style-name="P19">software tools commonly used by programmers </text:p>
        </text:list-item>
        <text:list-item>
          <text:p text:style-name="P14">practical, answerable problems that are <text:span text:style-name="T5">unique</text:span> to the programming profession </text:p>
        </text:list-item>
      </text:list>
      <text:p text:style-name="Text_20_body">… then you’re in the right place to ask your question! </text:p>
      <text:p text:style-name="Standard">stackoverflow.com/faq</text:p>
      <text:p text:style-name="Standard"/>
      <text:p text:style-name="Standard">Have you <text:a xlink:type="simple" xlink:href="http://stackoverflow.com/search"><text:span text:style-name="T4">thoroughly searched for an answer</text:span></text:a> <text:span text:style-name="T5">before</text:span> asking your question? Sharing your research helps everyone. Tell us what you found and why it didn’t meet your needs. This demonstrates that you’ve taken the time to try to help yourself, it saves us from reiterating obvious answers, and most of all it helps <text:span text:style-name="T5">you</text:span> get a more specific and relevant answer!</text:p>
      <text:p text:style-name="Standard"/>
      <text:p text:style-name="Standard">CAN WE GET COOKIES FOR THIS TO SEE IF SEARCH WAS DONE?</text:p>
      <text:p text:style-name="Standard"/>
      <text:p text:style-name="Standard"/>
      <text:p text:style-name="Standard"><text:soft-page-break/></text:p>
      <text:p text:style-name="Standard"/>
      <text:p text:style-name="Standard">Case Study in a Closed Question</text:p>
      <text:p text:style-name="Standard"/>
      <text:p text:style-name="Standard">Original Post </text:p>
      <text:p text:style-name="Standard"><text:a xlink:type="simple" xlink:href="http://stackoverflow.com/questions/12110669/programmatically-executing-a-program-in-a-vmware-machine">http://stackoverflow.com/questions/12110669/programmatically-executing-a-program-in-a-vmware-machine</text:a></text:p>
      <text:p text:style-name="Standard"/>
      <text:p text:style-name="Standard">Post was closed as “not a real question” or “off topic”</text:p>
      <text:p text:style-name="Standard">closed as off topic by casperOne♦ 21 hours ago</text:p>
      <text:p text:style-name="Standard">Correct. It should be reclosed as "not a real question"</text:p>
      <text:p text:style-name="Standard">In short, while my interpretation question may be on topic, I'd flag it as "not a real question"</text:p>
      <text:p text:style-name="Standard"/>
      <text:p text:style-name="Standard">but the main objection is the assumption that the post was done without any prior effort</text:p>
      <text:p text:style-name="Standard"/>
      <text:p text:style-name="Standard"/>
      <text:p text:style-name="Standard">Off-topic tag is when topic of claimed tags does not match post well? <text:s/>Most likely occurs when a tag is missing and user doesn't have enough experience points to create new tag. <text:s/>Many toolchain tools may not have their own tag, but may belong in stackoverflow.</text:p>
      <text:p text:style-name="Standard"/>
      <text:p text:style-name="Standard">In this case, a really good answer is posted </text:p>
      <text:p text:style-name="Standard"/>
      <text:p text:style-name="Standard"/>
      <text:p text:style-name="Standard">I've gone around in circles a few times in the FAQ and meta looking for specific explanations as to what each closed-tag means, with examples. <text:s/>I haven't found any.</text:p>
      <text:p text:style-name="Standard"/>
      <text:p text:style-name="Standard"/>
      <text:p text:style-name="Standard">----------- Closed and Removed in SEO</text:p>
      <text:p text:style-name="Standard">Yes. As long as the question does not get deleted, it's still completely visible and can be indexed by search engines. The only difference is now there's a [closed] notice attached to the post. For a duplicate, this will allow visitors to find even more information about the topic in the other question(s).</text:p>
      <text:p text:style-name="Standard"/>
      <text:p text:style-name="Standard"/>
      <text:p text:style-name="P5">I've Googled some really basic things while getting deeper into Javascript, and kind of chuckle at the great wall of <text:span text:style-name="Source_20_Text">[closed]</text:span> that shows up in the results. – <text:a xlink:type="simple" xlink:href="http://meta.stackoverflow.com/users/50049/tim-post">Tim Post♦</text:a> <text:a xlink:type="simple" xlink:href="http://meta.stackoverflow.com/questions/144742/are-closed-questions-also-crawled-by-search-engines#comment412844_144743">2 days ago</text:a></text:p>
      <text:p text:style-name="P5">@<text:span text:style-name="T6">TimPost: I even got a first link in search results but the question was deleted. So that means google showed me broken SO link as first result.</text:span> – <text:a xlink:type="simple" xlink:href="http://meta.stackoverflow.com/users/172413/refhat">refhat</text:a> <text:a xlink:type="simple" xlink:href="http://meta.stackoverflow.com/questions/144742/are-closed-questions-also-crawled-by-search-engines#comment412891_144743">2 days ago</text:a></text:p>
      <text:p text:style-name="Standard"/>
      <text:p text:style-name="Standard">THIS IS BAD USER EXPERIENCE, AVOID</text:p>
      <text:p text:style-name="Standard"/>
      <text:p text:style-name="Standard">This question is unlikely to help any future visitors; it is only relevant to a small geographic area, a specific moment in time, or an extraordinarily narrow situation that is not generally applicable to the worldwide audience of the internet. For help making this question more broadly applicable, <text:a xlink:type="simple" xlink:href="http://meta.stackoverflow.com/faq#close">see the FAQ</text:a>.</text:p>
      <text:p text:style-name="Standard"/>
      <text:p text:style-name="Standard">Users with <text:span text:style-name="T4">3000</text:span> reputation can cast up to <text:span text:style-name="T4">24</text:span> close votes per day. When a question reaches <text:span text:style-name="T4">5</text:span> close votes, it is marked as closed, and will no longer accept answers. Closed questions may be opened by casting reopen votes in the same manner. However, you may only vote to close or reopen a question once. </text:p>
      <text:p text:style-name="Standard"><text:soft-page-break/></text:p>
      <text:p text:style-name="Text_20_body">I think my big problem is that I have no recourse, not really. I wish there was some mechanism for talking to the mods, a contact button for example. I know that that was part of this site's design goal, no contact button. But it irks me to have the community get behind a question and then a mod kill it. </text:p>
      <text:p text:style-name="Text_20_body">Could we make it so that a sufficiently privileged user has the ability to contact a mod? I don't know. I'm just really frustrated, as I think I'm showing a little too openly.</text:p>
      <text:p text:style-name="Standard">******** Add this to the Closed FAQ ***</text:p>
      <text:p text:style-name="Standard"/>
      <text:p text:style-name="Standard">There is such a mechanism. Meta SO. The very site you're at. If you would have come here and said "I think this question should not have been closed. What is the motivation behind it and should this be reversed?" then you would have had an entirely different conversation. Perhaps still with the same outcome, but that could happen anyway</text:p>
      <text:p text:style-name="Standard"/>
      <text:p text:style-name="Standard">@PopularDemand that's one of my problems, I can only @-comment to the mod if he leaves a comment or an edit. I would much rather they do this, but they don't. They step in to an otherwise calm situation and nuke it!</text:p>
      <text:p text:style-name="Standard"/>
      <text:p text:style-name="Standard"/>
      <text:p text:style-name="Standard">-------------- Closed decision reversed due to quality of answer.</text:p>
      <text:p text:style-name="Standard"><text:a xlink:type="simple" xlink:href="http://meta.stackoverflow.com/questions/144143/interpretation-of-off-topic-question-installing-a-mongodb-driver">http://meta.stackoverflow.com/questions/144143/interpretation-of-off-topic-question-installing-a-mongodb-driver</text:a></text:p>
      <text:p text:style-name="Standard"/>
      <text:p text:style-name="Text_20_body">This was me, and I think I did make a mistake here. I originally read the question as basically a request for tutorials to get the driver installed, which is quite open ended. It's not untypical for questions of this nature to avoid closing due to open bounties, which is why I refunded the bounty prior to closing it. So yes, the OP did get the bounty back.</text:p>
      <text:p text:style-name="Text_20_body">In the context of the answer that you provided, the way I understood the question after reading it again changed, so I have reopened it. It does fit the FAQ well enough to stay on SO (IMHO), the community can override me on that if they feel differently. The OP can add the bounty again and reward it.</text:p>
      <text:p text:style-name="Text_20_body">Sorry about that, I misunderstood precisely what the OP was asking and thought the question would lead to a bunch of link only answers (which in all actuality could have happened).</text:p>
      <text:p text:style-name="Standard"/>
      <text:p text:style-name="P5">Thanks for reviewing Tim. It was a specific installation challenge, and the answer will help others trying to install the MongoDB driver on PowerPC Macs :). – <text:a xlink:type="simple" xlink:href="http://meta.stackoverflow.com/users/189499/stennie">Stennie</text:a> <text:a xlink:type="simple" xlink:href="http://meta.stackoverflow.com/questions/144143/interpretation-of-off-topic-question-installing-a-mongodb-driver#comment410476_144144">Aug 20 at 4:11</text:a></text:p>
      <table:table table:name="Table1" table:style-name="Table1">
        <table:table-column table:style-name="Table1.A"/>
        <table:table-column table:style-name="Table1.B"/>
        <table:table-row>
          <table:table-cell table:style-name="Table1.A1" office:value-type="string">
            <text:p text:style-name="Table_20_Contents">3 </text:p>
          </table:table-cell>
          <table:table-cell table:style-name="Table1.A1" office:value-type="string">
            <text:p text:style-name="Table_20_Contents">  </text:p>
          </table:table-cell>
        </table:table-row>
      </table:table>
      <text:p text:style-name="P7">@Stennie Yeah, definitely. The quality of your answer is what made me do a double take. Thanks for being awesome :)</text:p>
      <text:p text:style-name="P7"/>
      <text:p text:style-name="P7">--------</text:p>
      <text:p text:style-name="P7"/>
      <text:p text:style-name="P7">Why are we not allowed to ask questions about SimplePie, even though Stack Overflow has the tag <text:a xlink:type="simple" xlink:href="http://stackoverflow.com/questions/tagged/simplepie">simplepie</text:a> and the SimplePie website links to that tag?</text:p>
      <text:p text:style-name="P7"/>
      <text:p text:style-name="P6">If the questions were indeed "open-ended" one would assume a plentitude of correct answers. In neither question is this the case. Does not the quantity of correct answers determine how "specific" the question was? – <text:a xlink:type="simple" xlink:href="http://meta.stackoverflow.com/users/180511/eda-qa-mort-ora-y">edA-qa mort-ora-y</text:a> <text:a xlink:type="simple" xlink:href="http://meta.stackoverflow.com/questions/143658/can-i-no-longer-ask-about-what-technology-exists#comment408654_143658">Aug 15 at 18:26</text:a></text:p>
      <text:p text:style-name="P7"><text:soft-page-break/>---- NEED FOR A CLOSED-OutDated tag or a tag for something that will become outdated?</text:p>
      <text:p text:style-name="P7"><text:a xlink:type="simple" xlink:href="http://meta.stackoverflow.com/questions/143658/can-i-no-longer-ask-about-what-technology-exists">http://meta.stackoverflow.com/questions/143658/can-i-no-longer-ask-about-what-technology-exists</text:a></text:p>
      <text:p text:style-name="P7"/>
      <text:p text:style-name="P7">The second question isn't so much a shopping question as it is a List of Things question. Not only will no <text:span text:style-name="T5">single</text:span> answer be right, but it is also likely to not stay correct for long. New devices will need to be added, and existing ones removed. SO is simply not designed to keep such questions up to date, which they would need to be in order to be useful</text:p>
      <text:p text:style-name="P7"/>
      <text:p text:style-name="P7">-------------</text:p>
      <text:p text:style-name="Standard"/>
      <text:p text:style-name="Standard"/>
      <text:p text:style-name="Text_20_body">Your "find me tech" question is not constructive. It isn't constructive for the following reasons:</text:p>
      <text:list xml:id="list465149602" text:style-name="L7">
        <text:list-item>
          <text:p text:style-name="P20">There is no one answer that is even mildly objectively correct. The answer you accept would be accepted by you for your own reasons and judgments. Or, to put it another way, anyone who answers the question would basically be <text:span text:style-name="Emphasis">guessing</text:span> as to whether or not their answer would meet with your approval. </text:p>
        </text:list-item>
        <text:list-item>
          <text:p text:style-name="P15">Because of the above, your question would generally only help you. Certainly, the accepted answer would not be considered widely accepted; many people have many different ideas of what constitutes good tech. And that shows that the question is subjective. </text:p>
        </text:list-item>
      </text:list>
      <text:p text:style-name="Text_20_body">So even if someone came across it and found it useful, even if a <text:span text:style-name="Emphasis">lot</text:span> of people came across it and found it useful, it doesn't need to be <text:span text:style-name="Emphasis">on this site</text:span>.</text:p>
      <text:p text:style-name="Standard"/>
      <text:p text:style-name="Standard">** a list of other sites where this question is appropriate would really help in this case. <text:s/>If no such site exists, and the answer is valuable to many...?</text:p>
      <text:p text:style-name="Standard"/>
      <text:p text:style-name="Text_20_body">I ran through a few of the highest ranked c++ questions, and I believe the following should all be closed by similar logic:</text:p>
      <text:list xml:id="list661220233" text:style-name="L8">
        <text:list-item>
          <text:p text:style-name="P21"><text:a xlink:type="simple" xlink:href="http://stackoverflow.com/questions/375913/what-can-i-use-to-profile-c-code-in-linux">What can I use to profile C++ code in Linux?</text:a> </text:p>
        </text:list-item>
        <text:list-item>
          <text:p text:style-name="P21"><text:a xlink:type="simple" xlink:href="http://stackoverflow.com/questions/47981/how-do-you-set-clear-and-toggle-a-single-bit-in-c">How do you set, clear and toggle a single bit in C?</text:a> </text:p>
        </text:list-item>
        <text:list-item>
          <text:p text:style-name="P21"><text:a xlink:type="simple" xlink:href="http://stackoverflow.com/questions/388242/the-definitive-c-book-guide-and-list">The Definitive C++ Book Guide and List</text:a> </text:p>
        </text:list-item>
        <text:list-item>
          <text:p text:style-name="P21"><text:a xlink:type="simple" xlink:href="http://stackoverflow.com/questions/174830/learning-game-programming">Learning game programming</text:a> </text:p>
        </text:list-item>
        <text:list-item>
          <text:p text:style-name="P21"><text:a xlink:type="simple" xlink:href="http://stackoverflow.com/questions/2963019/how-to-learn-proper-c">How to learn proper C++?</text:a> </text:p>
        </text:list-item>
        <text:list-item>
          <text:p text:style-name="P21"><text:a xlink:type="simple" xlink:href="http://stackoverflow.com/questions/141498/what-open-source-c-static-analysis-tools-are-available">What open source C++ static analysis tools are available?</text:a> </text:p>
        </text:list-item>
        <text:list-item>
          <text:p text:style-name="P21"><text:a xlink:type="simple" xlink:href="http://stackoverflow.com/questions/910215/need-for-predictable-random-generator">Need for predictable random generator</text:a> </text:p>
        </text:list-item>
        <text:list-item>
          <text:p text:style-name="P21"><text:a xlink:type="simple" xlink:href="http://stackoverflow.com/questions/1226206/is-there-a-reason-to-not-use-boost">Is there a reason to not use Boost?</text:a> </text:p>
        </text:list-item>
        <text:list-item>
          <text:p text:style-name="P21"><text:a xlink:type="simple" xlink:href="http://stackoverflow.com/questions/696321/best-logging-framework-for-native-c">Best logging framework for native C++?</text:a> </text:p>
        </text:list-item>
        <text:list-item>
          <text:p text:style-name="P16"><text:a xlink:type="simple" xlink:href="http://stackoverflow.com/questions/6481668/protecting-executable-from-reverse-engineering">Protecting executable from reverse engineering?</text:a> </text:p>
        </text:list-item>
      </text:list>
      <text:p text:style-name="Text_20_body">I didn't have to go through many pages to get this list. Now, I'm not arguing my question are the same calibre as these, but they definitely feel like the same type of question. The list of questions by votes however does reveal that such questions become very popular, and may prove very useful to many individuals.</text:p>
      <table:table table:name="Table2" table:style-name="Table2">
        <table:table-column table:style-name="Table2.A"/>
        <table:table-row>
          <table:table-cell table:style-name="Table2.A1" office:value-type="string">
            <text:p text:style-name="P8"><text:bookmark text:name="link-post-143666"/></text:p>
          </table:table-cell>
        </table:table-row>
      </table:table>
      <text:p text:style-name="Standard"/>
      <text:p text:style-name="Standard">********* There may be a large gap between what OPs consider a good solution to closed-tags and what a new or average user would find a good solution to the closed-tags AI</text:p>
      <text:p text:style-name="Standard"/>
      <text:p text:style-name="Standard"/>
      <text:p text:style-name="Standard"><text:soft-page-break/>Post:</text:p>
      <text:p text:style-name="Standard"/>
      <text:p text:style-name="Text_20_body">I want to get full console functionality running the program in Qt Creator, the same problem as described here: <text:a xlink:type="simple" xlink:href="http://stackoverflow.com/questions/1356328/console-input-with-qt-creator">http://stackoverflow.com/questions/1356328/console-input-with-qt-creator</text:a></text:p>
      <text:p text:style-name="Text_20_body">When I check "Run in Terminal" in configuration properties, empty terminal window is opened, without my program output. Tools - Options - General - Terminal has this value: "x-terminal-emulator -e". How can I get this working? My OS is Ubuntu 10.4.</text:p>
      <text:p text:style-name="Text_20_body">Note: Please don't close this question, it is not duplicated! I need solution for Ubuntu OS.</text:p>
      <text:p text:style-name="Standard"/>
      <text:p text:style-name="Standard"/>
      <text:p text:style-name="Standard">Protected - with appeal not to close as duplicate because it has a better answer.</text:p>
      <text:p text:style-name="Standard">http://stackoverflow.com/questions/613183/python-sort-a-dictionary-by-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athJax Main" svg:font-family="'MathJax Main'"/>
    <style:font-face style:name="MathJax Math" svg:font-family="'MathJax Math'"/>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4T14:46:30</meta:creation-date>
    <meta:editing-duration>PT6H19M</meta:editing-duration>
    <meta:editing-cycles>8</meta:editing-cycles>
    <meta:generator>LibreOffice/3.5$Linux_X86_64 LibreOffice_project/350m1$Build-2</meta:generator>
    <meta:initial-creator>kesten </meta:initial-creator>
    <dc:date>2012-09-11T04:10:34</dc:date>
    <dc:creator>kesten </dc:creator>
    <meta:document-statistic meta:table-count="2" meta:image-count="0" meta:object-count="0" meta:page-count="7" meta:paragraph-count="136" meta:word-count="1980" meta:character-count="11475" meta:non-whitespace-character-count="10520"/>
  </office:meta>
</office:document-meta>
</file>